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>
      <style:graphic-properties draw:fill-color="#ffffff" fo:min-height="15.578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title">
      <style:graphic-properties draw:auto-grow-height="true" fo:min-height="1.9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mniej obce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C++</text:p>
            <text:p>Co dalej?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czym rozmawialiśmy?</text:p>
          </draw:text-box>
        </draw:frame>
        <draw:frame presentation:style-name="pr4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Podstawy</text:p>
              </text:list-item>
              <text:list-item>
                <text:p>Tablice i funkcje</text:p>
              </text:list-item>
              <text:list-item>
                <text:p>Klasy i obiekty</text:p>
              </text:list-item>
              <text:list-item>
                <text:p>Pliki</text:p>
              </text:list-item>
              <text:list-item>
                <text:p>GUI</text:p>
              </text:list-item>
              <text:list-item>
                <text:p>Polimorfizm i szablony</text:p>
              </text:list-item>
              <text:list-item>
                <text:p>A co w takim razie można robić dalej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2">
        <office:forms form:automatic-focus="false" form:apply-design-mode="false"/>
        <draw:frame presentation:style-name="pr6" draw:layer="layout" svg:width="20cm" svg:height="15.578cm" svg:x="4cm" svg:y="2.711cm" presentation:class="subtitle" presentation:user-transformed="true">
          <draw:text-box>
            <text:p>Być lepszy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Być lepszym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Każdy z nas jest na innym poziomie, ale zawsze da się być w czymś lepszym!</text:p>
                <text:list>
                  <text:list-item>
                    <text:p>Język C++ to język komunikacji z komputerem</text:p>
                  </text:list-item>
                  <text:list-item>
                    <text:p>Od nas zależy co chcemy zrobić z wykorzystaniem komputera</text:p>
                  </text:list-item>
                  <text:list-item>
                    <text:p>Już mając podstawy możemy zrobić coś ciekawego i użytecznego</text:p>
                  </text:list-item>
                  <text:list-item>
                    <text:p>Im więcej wiemy tym więcej zrobimy :)</text:p>
                  </text:list-item>
                </text:list>
              </text:list-item>
              <text:list-item>
                <text:p>Nowe biblioteki np. boost, ale też socket, opengl</text:p>
              </text:list-item>
              <text:list-item>
                <text:p>Zabawy w architekta</text:p>
              </text:list-item>
              <text:list-item>
                <text:p>Zabawy z oprogramowaniem open-source</text:p>
                <text:list>
                  <text:list-item>
                    <text:p>Jak to zrobiono? np.. ffmpeg</text:p>
                  </text:list-item>
                  <text:list-item>
                    <text:p>Jak to działa?</text:p>
                  </text:list-item>
                </text:list>
              </text:list-item>
              <text:list-item>
                <text:p>Inżynieria oprogramowania: testowanie, projektowanie, refaktoryzacja, jak szybciej i czytelniej kodować, wzorce/standardy projektowe</text:p>
              </text:list-item>
              <text:list-item>
                <text:p>Nowe języki programowania</text:p>
                <text:list>
                  <text:list-item>
                    <text:p>Python, Perl, Java, Qt, C#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yka?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Jak zaprojektować ulice w naszym mieście aby choć częściowo rozwiązać jej problemy komunikacyjne?</text:p>
                <text:list>
                  <text:list-item>
                    <text:p>algorytmy grafowe</text:p>
                  </text:list-item>
                  <text:list-item>
                    <text:p>zacznijmy od darmowego kursu prowadzonego przez uniwersytet Pricenton: <text:a xlink:href="https://www.coursera.org/course/algs4partI" xlink:type="simple">https://www.coursera.org/course/algs4partI</text:a></text:p>
                  </text:list-item>
                </text:list>
              </text:list-item>
              <text:list-item>
                <text:p>Wyszukiwanie anomalii w obrazach radiologicznych?</text:p>
                <text:list>
                  <text:list-item>
                    <text:p>Przetwarzanie obrazu, sztuczna inteligencja</text:p>
                  </text:list-item>
                </text:list>
              </text:list-item>
              <text:list-item>
                <text:p>Likwidacja kolejek w szpitalach, urzędach?</text:p>
                <text:list>
                  <text:list-item>
                    <text:p>Proste i tanie oprogramowanie wspomagające. Informatyzacja.</text:p>
                  </text:list-item>
                </text:list>
              </text:list-item>
              <text:list-item>
                <text:p>Assistive computing? Pomaganie seniorom, niepełnosprawnym</text:p>
                <text:list>
                  <text:list-item>
                    <text:p>Sztuczna inteligencja, aplikacje mobilne, czujniki, zabezpieczenia</text:p>
                  </text:list-item>
                </text:list>
              </text:list-item>
              <text:list-item>
                <text:p>Inspirowanie i nauczanie innych?</text:p>
                <text:list>
                  <text:list-item>
                    <text:p>Programowanie to narzędzie do osiągnięcia różnych celów: naukowych, społeczny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yka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acujesz w biurze? Chcesz się pozbyć rutynowej i powtarzalnej pracy, bo masz zbyt dużo obowiązków?</text:p>
                <text:list>
                  <text:list-item>
                    <text:p>Jeśli pracujesz wg schematu: znajdź na dysku/ściągnij z Internetu → otwórz i przeczytaj dokument → przepisz coś z dokumentu do innego i chciałbyś coś zmienić</text:p>
                    <text:list>
                      <text:list-item>
                        <text:p>Napisz program, który zrobi to za Ciebie!</text:p>
                      </text:list-item>
                    </text:list>
                  </text:list-item>
                </text:list>
              </text:list-item>
              <text:list-item>
                <text:p>Masz firmę i gubisz się w obsługiwaniu klientów, pracowników? Narzekasz na ilość pracy i brak wolnego czasu?</text:p>
                <text:list>
                  <text:list-item>
                    <text:p>Może da się coś z tym zrobić z pomocą komputera :) Komputer nie musi spać! ;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19.9cm" svg:height="1.9cm" svg:x="1.5cm" svg:y="1.6cm" presentation:class="title" presentation:user-transformed="true">
          <draw:text-box>
            <text:p>Praktyka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zy da się to wszystko zrobić w C++?</text:p>
                <text:list>
                  <text:list-item>
                    <text:p>Języki programowania są do siebie podobne, istotą jest sposób myślenia</text:p>
                  </text:list-item>
                  <text:list-item>
                    <text:p>Ucząc się C++ dużo szybciej nauczysz się nowego języka, poprzez analogię!</text:p>
                  </text:list-item>
                  <text:list-item>
                    <text:p>W C++ można zrobić wszystko, ale są języki, w których da się to zrobić łatwiej</text:p>
                    <text:list>
                      <text:list-item>
                        <text:p>Chciałbyś napisać automat do ściągania repertuarów kin lub teatrów w Warszawie, bo musisz codziennie przeglądać setki stron kin i teatrów w pracy?</text:p>
                        <text:list>
                          <text:list-item>
                            <text:p>Najlepsze będą języki skryptowe np. Python.</text:p>
                          </text:list-item>
                          <text:list-item>
                            <text:p>„Ja nawet nie wiem, że się da”.</text:p>
                            <text:list>
                              <text:list-item>
                                <text:p><text:s/>Komputer doskonale sprawdza się w czynnościach powtarzalnych, nie wymagających podejmowania subiektywnych decyzji. Kopiowanie, ściąganie plików, odczyt dokumentów, obliczenia matematyczne itp..</text:p>
                              </text:list-item>
                              <text:list-item>
                                <text:p>Komputer nie wybierze za nas fajnego filmu, ale możemy rozkazać mu:<text:line-break/>ściągnij wszystkie dramaty, produkcji amerykańskiej, nowości w kinach w całej Polsce.</text:p>
                              </text:list-item>
                              <text:list-item>
                                <text:p>Chociaż …. facebook, google analizują nasze przyzwyczajenia i próbują ustalić co jest dla nas fajne ;)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ie chcesz być programistą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ie musisz być sportowcem żeby biegać :)</text:p>
                <text:list>
                  <text:list-item>
                    <text:p>Możesz wykorzystać swoje umiejętności w każdej pracy</text:p>
                    <text:list>
                      <text:list-item>
                        <text:p>Języki skryptowe np.. Python</text:p>
                      </text:list-item>
                    </text:list>
                  </text:list-item>
                  <text:list-item>
                    <text:p>Możesz inspirować i rozszerzać horyzont innym</text:p>
                  </text:list-item>
                  <text:list-item>
                    <text:p>Komputera można używać wg załączonej instrukcji, ale również możemy stworzyć własną, dostosowaną do nas instrukcję dzięki programowani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hcesz być programistą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amiętaj, że to nie musi być tylko informatyka</text:p>
                <text:list>
                  <text:list-item>
                    <text:p>Stworzenie silnika gier wymaga znajomości fizyki, matematyki</text:p>
                  </text:list-item>
                  <text:list-item>
                    <text:p>Sztuczna inteligencja wymaga znajomości matematyki i może być powiązana z biologią, chemią (leki); lingwistyką (rozpoznawanie mowy); socjologią (nawyki, upodobania ludzi) i wieloma innymi dziedzinami</text:p>
                  </text:list-item>
                  <text:list-item>
                    <text:p>Programowanie sprzętu wymaga znajomości elektroniki</text:p>
                  </text:list-item>
                  <text:list-item>
                    <text:p>Grafika komputerowa, strony internetowe to umiejętności plastyczne</text:p>
                  </text:list-item>
                </text:list>
              </text:list-item>
              <text:list-item>
                <text:p>To nie zaczyna się i nie kończy na stworzeniu programu</text:p>
                <text:list>
                  <text:list-item>
                    <text:p>Analiza problemu</text:p>
                  </text:list-item>
                  <text:list-item>
                    <text:p>Znalezienie, testowanie i opis rozwiązań</text:p>
                  </text:list-item>
                  <text:list-item>
                    <text:p>Umiejętność korzystania z narzędzi wspomagających pracę np. GIT</text:p>
                  </text:list-item>
                </text:list>
              </text:list-item>
              <text:list-item>
                <text:p>To nie jest pisanie kodu na czas ani ilość</text:p>
              </text:list-item>
              <text:list-item>
                <text:p>To dużo samodzielnych ćwiczeń, samozaparcia i chę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Języki mniej obce</text:p>
          </draw:text-box>
        </draw:frame>
        <draw:frame presentation:style-name="pr2" draw:layer="layout" svg:width="25.2cm" svg:height="12.179cm" svg:x="1.4cm" svg:y="5cm" presentation:class="subtitle">
          <draw:text-box>
            <text:p>Dziękuję :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5M2S</meta:editing-duration>
    <meta:editing-cycles>102</meta:editing-cycles>
    <meta:generator>LibreOffice/4.1.4.2$Windows_x86 LibreOffice_project/0a0440ccc0227ad9829de5f46be37cfb6edcf72</meta:generator>
    <dc:date>2016-05-01T17:01:27.672000000</dc:date>
    <meta:document-statistic meta:object-count="72"/>
  </office:meta>
</office:document-meta>
</file>